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C0000020D5D39644A68852376.png" manifest:media-type="image/png"/>
  <manifest:file-entry manifest:full-path="Pictures/100000010000029C0000020DA3BDA4AA376E638D.png" manifest:media-type="image/png"/>
  <manifest:file-entry manifest:full-path="Pictures/100000010000029C0000020D11A113C6A35B9666.png" manifest:media-type="image/png"/>
  <manifest:file-entry manifest:full-path="Pictures/100000010000029C0000020DE4D810DDF976EA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1" text:anchor-type="char" svg:width="8.306cm" svg:height="6.528cm" draw:z-index="0"><draw:image xlink:href="Pictures/100000010000029C0000020DE4D810DDF976EA33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2" text:anchor-type="char" svg:width="8.306cm" svg:height="6.528cm" draw:z-index="1"><draw:image xlink:href="Pictures/100000010000029C0000020D11A113C6A35B9666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3" text:anchor-type="char" svg:width="8.306cm" svg:height="6.528cm" draw:z-index="2"><draw:image xlink:href="Pictures/100000010000029C0000020DA3BDA4AA376E638D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4" text:anchor-type="char" svg:width="8.306cm" svg:height="6.528cm" draw:z-index="3"><draw:image xlink:href="Pictures/100000010000029C0000020D5D39644A68852376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3:03:30.673889427</meta:creation-date>
    <dc:date>2023-10-10T23:04:14.561569847</dc:date>
    <meta:editing-duration>PT44S</meta:editing-duration>
    <meta:editing-cycles>1</meta:editing-cycles>
    <meta:generator>LibreOffice/7.6.1.2$Linux_X86_64 LibreOffice_project/60$Build-2</meta:generator>
    <meta:document-statistic meta:table-count="1" meta:image-count="4" meta:object-count="0" meta:page-count="1" meta:paragraph-count="0" meta:word-count="0" meta:character-count="0" meta:non-whitespace-character-count="0"/>
  </office:meta>
</office:document-meta>
</file>